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1f616d" style:font-size-asian="7.5pt" style:font-size-complex="7.5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41d85" style:font-size-asian="7.5pt" style:font-size-complex="7.5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6060f" style:font-size-asian="7.5pt" style:font-size-complex="7.5pt"/>
    </style:style>
    <style:style style:name="P4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DejaVu Serif" fo:font-size="18pt" officeooo:rsid="001f0f78" officeooo:paragraph-rsid="0026060f" style:font-size-asian="18pt" style:font-size-complex="18pt"/>
    </style:style>
    <style:style style:name="T1" style:family="text">
      <style:text-properties officeooo:rsid="001f616d"/>
    </style:style>
    <style:style style:name="T2" style:family="text">
      <style:text-properties officeooo:rsid="00213e81"/>
    </style:style>
    <style:style style:name="T3" style:family="text">
      <style:text-properties officeooo:rsid="0022fa4d"/>
    </style:style>
    <style:style style:name="T4" style:family="text">
      <style:text-properties officeooo:rsid="00241d85"/>
    </style:style>
    <style:style style:name="T5" style:family="text">
      <style:text-properties officeooo:rsid="00260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Colophon</text:span></text:p>
      <text:p text:style-name="P3"><text:span text:style-name="T5">전혜림 <text:s text:c="2"/>Jeon (matilda) hye rim - jeonhyerim.kr@gmail.com </text:span></text:p>
      <text:p text:style-name="P3"><text:span text:style-name="T5">구운회 <text:s text:c="2"/>Gu wun hyoi - guunhoe@naver.com - wun</text:span></text:p>
      <text:p text:style-name="P3"><text:span text:style-name="T5">김명곤 <text:s/>Kim myeng gon - gon811224@naver.com - gon</text:span></text:p>
      <text:p text:style-name="P3"><text:span text:style-name="T5">정경빈 <text:s/>Jeong kyung bin <text:s/>- Jdesign0225@naver.com - bin</text:span></text:p>
      <text:p text:style-name="P3"><text:span text:style-name="T5">서수호 <text:s text:c="2"/>Seo soo ho - soohoseo@gmail.com <text:s/>- soo</text:span></text:p>
      <text:p text:style-name="P3"><text:span text:style-name="T5">안종민 <text:s/>Ahn jong min - gaowago@gmail.com - min</text:span></text:p>
      <text:p text:style-name="P3"><text:span text:style-name="T5">조은지 Jo eunji - ejnhcl@gmail.com - Jo</text:span></text:p>
      <text:p text:style-name="P3"><text:span text:style-name="T5">데이비드 David Dahan contact@david-dahan.fr</text:span></text:p>
      <text:p text:style-name="P3"><text:span text:style-name="T5">안유 Ahnu Ahn- aboouk@gmail.com</text:span></text:p>
      <text:p text:style-name="P3"><text:span text:style-name="T5">손지선 Ji Sun Son - sonjjil@gmail.com - Sun</text:span></text:p>
      <text:p text:style-name="P3"><text:span text:style-name="T5">루디 Ludi - hello@ludi.be</text:span></text:p>
      <text:p text:style-name="P3"><text:span text:style-name="T5">피에르 Pierre Huyghebaert - pierre@speculoos.com</text:span></text:p>
      <text:p text:style-name="P3"><text:span text:style-name="T5">사라 Sarah Magnan - sarah.magnan@gmail.com</text:span></text:p>
      <text:p text:style-name="P3"><text:span text:style-name="T5">콜럼 Colm O'Neill - colmliamoneill@gmail.com</text:span></text:p>
      <text:p text:style-name="P3"><text:span text:style-name="T5"/></text:p>
      <text:p text:style-name="P3"><text:span text:style-name="T5">Curator : <text:line-break/>Na Kim - ynkim@ynkim.com </text:span></text:p>
      <text:p text:style-name="P3"><text:span text:style-name="T5"/></text:p>
      <text:p text:style-name="P3"><text:span text:style-name="T5">Coordinator :</text:span></text:p>
      <text:p text:style-name="P3"><text:span text:style-name="T5">Emily</text:span></text:p>
      <text:p text:style-name="P3"><text:span text:style-name="T5"/></text:p>
      <text:p text:style-name="P3"><text:span text:style-name="T5">All pictures</text:span></text:p>
      <text:p text:style-name="P3"><text:a xlink:type="simple" xlink:href="http://ospublish.constantvzw.org/images/Typojanchi-Seoul-2013"><text:span text:style-name="T5">http://ospublish.constantvzw.org/images/Typojanchi-Seoul-2013</text:span></text:a></text:p>
      <text:p text:style-name="P3"><text:span text:style-name="T5"/></text:p>
      <text:p text:style-name="P3"><text:span text:style-name="T5">Thanks to Typojanchi !</text:span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101cm" fo:margin-bottom="4.2cm" fo:margin-left="1.499cm" fo:margin-right="3cm" style:shadow="none" fo:background-color="transparent" style:writing-mode="lr-tb" style:footnote-max-height="0cm">
        <style:background-image/>
        <style:columns fo:column-count="2">
          <style:column style:rel-width="2920*" fo:start-indent="0cm" fo:end-indent="0.249cm"/>
          <style:column style:rel-width="29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1:43:48</meta:creation-date>
    <meta:generator>LibreOffice/4.0.2.2$Linux_X86_64 LibreOffice_project/400m0$Build-2</meta:generator>
    <dc:date>2013-10-04T12:09:50</dc:date>
    <meta:editing-duration>PT4M28S</meta:editing-duration>
    <meta:editing-cycles>3</meta:editing-cycles>
    <meta:document-statistic meta:table-count="0" meta:image-count="0" meta:object-count="0" meta:page-count="1" meta:paragraph-count="21" meta:word-count="131" meta:character-count="734" meta:non-whitespace-character-count="634"/>
  </office:meta>
</office:document-meta>
</file>